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9dbc" officeooo:paragraph-rsid="00169dbc"/>
    </style:style>
    <style:style style:name="T1" style:family="text">
      <style:text-properties fo:color="#ffffff" style:text-outline="false" style:text-line-through-style="none" style:text-line-through-type="none" style:font-name="Arial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етодика испытаний ИС «Учет кадров и формирование зарплат персонала интернет-провайдера SwiftNet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Обычный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лавие1" style:family="paragraph" style:parent-style-name="Обычный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Заглавие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LushGreen_7e_LT_7e_Gliederung_20_1" style:display-name="LushGree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Ubuntu" fo:font-family="Ubuntu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Gliederung_20_2" style:display-name="LushGreen~LT~Gliederung 2" style:family="paragraph" style:parent-style-name="LushGreen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_7e_LT_7e_Gliederung_20_3" style:display-name="LushGreen~LT~Gliederung 3" style:family="paragraph" style:parent-style-name="LushGreen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_7e_LT_7e_Gliederung_20_4" style:display-name="LushGreen~LT~Gliederung 4" style:family="paragraph" style:parent-style-name="LushGreen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5" style:display-name="LushGreen~LT~Gliederung 5" style:family="paragraph" style:parent-style-name="LushGreen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6" style:display-name="LushGreen~LT~Gliederung 6" style:family="paragraph" style:parent-style-name="LushGreen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7" style:display-name="LushGreen~LT~Gliederung 7" style:family="paragraph" style:parent-style-name="LushGreen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8" style:display-name="LushGreen~LT~Gliederung 8" style:family="paragraph" style:parent-style-name="LushGreen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9" style:display-name="LushGreen~LT~Gliederung 9" style:family="paragraph" style:parent-style-name="LushGreen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Titel" style:display-name="LushGreen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Ubuntu" fo:font-family="Ubuntu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Untertitel" style:display-name="LushGreen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Notizen" style:display-name="LushGree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Hintergrundobjekte" style:display-name="LushGree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_7e_LT_7e_Hintergrund" style:display-name="LushGree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Ubuntu" fo:font-family="Ubuntu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1" style:display-name="LushGreen1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Ubuntu" fo:font-family="Ubuntu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1_7e_LT_7e_Gliederung_20_2" style:display-name="LushGreen1~LT~Gliederung 2" style:family="paragraph" style:parent-style-name="LushGreen1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1_7e_LT_7e_Gliederung_20_3" style:display-name="LushGreen1~LT~Gliederung 3" style:family="paragraph" style:parent-style-name="LushGreen1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1_7e_LT_7e_Gliederung_20_4" style:display-name="LushGreen1~LT~Gliederung 4" style:family="paragraph" style:parent-style-name="LushGreen1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5" style:display-name="LushGreen1~LT~Gliederung 5" style:family="paragraph" style:parent-style-name="LushGreen1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6" style:display-name="LushGreen1~LT~Gliederung 6" style:family="paragraph" style:parent-style-name="LushGreen1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7" style:display-name="LushGreen1~LT~Gliederung 7" style:family="paragraph" style:parent-style-name="LushGreen1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8" style:display-name="LushGreen1~LT~Gliederung 8" style:family="paragraph" style:parent-style-name="LushGreen1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9" style:display-name="LushGreen1~LT~Gliederung 9" style:family="paragraph" style:parent-style-name="LushGreen1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Titel" style:display-name="LushGreen1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Ubuntu" fo:font-family="Ubuntu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1_7e_LT_7e_Untertitel" style:display-name="LushGreen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1_7e_LT_7e_Notizen" style:display-name="LushGreen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1_7e_LT_7e_Hintergrundobjekte" style:display-name="LushGreen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1_7e_LT_7e_Hintergrund" style:display-name="LushGreen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2_7e_LT_7e_Gliederung_20_1" style:display-name="LushGreen2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Ubuntu" fo:font-family="Ubuntu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2_7e_LT_7e_Gliederung_20_2" style:display-name="LushGreen2~LT~Gliederung 2" style:family="paragraph" style:parent-style-name="LushGreen2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2_7e_LT_7e_Gliederung_20_3" style:display-name="LushGreen2~LT~Gliederung 3" style:family="paragraph" style:parent-style-name="LushGreen2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2_7e_LT_7e_Gliederung_20_4" style:display-name="LushGreen2~LT~Gliederung 4" style:family="paragraph" style:parent-style-name="LushGreen2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5" style:display-name="LushGreen2~LT~Gliederung 5" style:family="paragraph" style:parent-style-name="LushGreen2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6" style:display-name="LushGreen2~LT~Gliederung 6" style:family="paragraph" style:parent-style-name="LushGreen2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7" style:display-name="LushGreen2~LT~Gliederung 7" style:family="paragraph" style:parent-style-name="LushGreen2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8" style:display-name="LushGreen2~LT~Gliederung 8" style:family="paragraph" style:parent-style-name="LushGreen2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9" style:display-name="LushGreen2~LT~Gliederung 9" style:family="paragraph" style:parent-style-name="LushGreen2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Titel" style:display-name="LushGreen2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Ubuntu" fo:font-family="Ubuntu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2_7e_LT_7e_Untertitel" style:display-name="LushGreen2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2_7e_LT_7e_Notizen" style:display-name="LushGreen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2_7e_LT_7e_Hintergrundobjekte" style:display-name="LushGreen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2_7e_LT_7e_Hintergrund" style:display-name="LushGreen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3_7e_LT_7e_Gliederung_20_1" style:display-name="LushGreen3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3_7e_LT_7e_Gliederung_20_2" style:display-name="LushGreen3~LT~Gliederung 2" style:family="paragraph" style:parent-style-name="LushGreen3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3_7e_LT_7e_Gliederung_20_3" style:display-name="LushGreen3~LT~Gliederung 3" style:family="paragraph" style:parent-style-name="LushGreen3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3_7e_LT_7e_Gliederung_20_4" style:display-name="LushGreen3~LT~Gliederung 4" style:family="paragraph" style:parent-style-name="LushGreen3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5" style:display-name="LushGreen3~LT~Gliederung 5" style:family="paragraph" style:parent-style-name="LushGreen3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6" style:display-name="LushGreen3~LT~Gliederung 6" style:family="paragraph" style:parent-style-name="LushGreen3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7" style:display-name="LushGreen3~LT~Gliederung 7" style:family="paragraph" style:parent-style-name="LushGreen3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8" style:display-name="LushGreen3~LT~Gliederung 8" style:family="paragraph" style:parent-style-name="LushGreen3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9" style:display-name="LushGreen3~LT~Gliederung 9" style:family="paragraph" style:parent-style-name="LushGreen3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Titel" style:display-name="LushGreen3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Ubuntu" fo:font-family="Ubuntu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3_7e_LT_7e_Untertitel" style:display-name="LushGreen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3_7e_LT_7e_Notizen" style:display-name="LushGreen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3_7e_LT_7e_Hintergrundobjekte" style:display-name="LushGreen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3_7e_LT_7e_Hintergrund" style:display-name="LushGreen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t_20_Style12" style:display-name="Font Style12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Font_20_Style11" style:display-name="Font Style1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8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7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6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5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3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8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7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6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5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3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Обычный_20__28_веб_29_" style:display-name="Обычный (веб)" style:family="paragraph" style:default-outline-level="">
      <style:paragraph-properties fo:margin-top="0.871cm" fo:margin-bottom="0.871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yle3" style:family="paragraph" style:default-outline-level="">
      <style:paragraph-properties fo:margin-top="0cm" fo:margin-bottom="0cm" loext:contextual-spacing="false" style:line-height-at-least="0.847cm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yle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8:35:58.984467345</meta:creation-date>
    <dc:date>2019-06-09T18:43:19.076968643</dc:date>
    <meta:editing-duration>PT7M21S</meta:editing-duration>
    <meta:editing-cycles>1</meta:editing-cycles>
    <meta:document-statistic meta:table-count="0" meta:image-count="0" meta:object-count="0" meta:page-count="1" meta:paragraph-count="1" meta:word-count="11" meta:character-count="97" meta:non-whitespace-character-count="87"/>
    <meta:generator>LibreOffice/6.0.7.3$Linux_X86_64 LibreOffice_project/00m0$Build-3</meta:generator>
  </office:meta>
</office:document-meta>
</file>